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Berlin Sans FB" svg:font-family="Berlin Sans FB" style:font-family-generic="swiss" style:font-pitch="variable" svg:panose-1="2 14 6 2 2 5 2 2 3 6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 fo:text-align="center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1pt" style:font-size-asian="11pt" style:font-size-complex="11pt"/>
    </style:style>
    <style:style style:name="P3" style:parent-style-name="Normal" style:family="paragraph">
      <style:text-properties style:font-name="Arial" style:font-name-complex="Arial" fo:font-size="11pt" style:font-size-asian="11pt" style:font-size-complex="11pt"/>
    </style:style>
    <style:style style:name="P4" style:parent-style-name="Normal" style:family="paragraph">
      <style:text-properties style:font-name="Arial" style:font-name-complex="Arial" fo:font-size="11pt" style:font-size-asian="11pt" style:font-size-complex="11pt"/>
    </style:style>
    <style:style style:name="P5" style:parent-style-name="Normal" style:family="paragraph">
      <style:text-properties style:font-name="Arial" style:font-name-complex="Arial" fo:font-size="11pt" style:font-size-asian="11pt" style:font-size-complex="11pt"/>
    </style:style>
    <style:style style:name="P6" style:parent-style-name="Normal" style:family="paragraph">
      <style:text-properties style:font-name="Arial" style:font-name-complex="Arial" fo:font-size="11pt" style:font-size-asian="11pt" style:font-size-complex="11pt"/>
    </style:style>
    <style:style style:name="T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8" style:parent-style-name="Policepardéfaut" style:family="text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Paragraphedeliste" style:list-style-name="LFO1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1pt" style:font-size-asian="11pt" style:font-size-complex="11pt"/>
    </style:style>
    <style:style style:name="P13" style:parent-style-name="Normal" style:family="paragraph">
      <style:paragraph-properties fo:margin-bottom="0in"/>
      <style:text-properties style:font-name="Berlin Sans FB" fo:color="#0070C0"/>
    </style:style>
    <style:style style:name="P14" style:parent-style-name="Normal" style:family="paragraph">
      <style:paragraph-properties fo:margin-bottom="0in"/>
      <style:text-properties style:font-name="Berlin Sans FB" fo:color="#0070C0"/>
    </style:style>
    <style:style style:name="P15" style:parent-style-name="Normal" style:family="paragraph">
      <style:paragraph-properties fo:margin-bottom="0in"/>
      <style:text-properties style:font-name="Berlin Sans FB" fo:color="#0070C0"/>
    </style:style>
    <style:style style:name="P16" style:parent-style-name="Normal" style:family="paragraph">
      <style:paragraph-properties fo:margin-bottom="0in"/>
      <style:text-properties style:font-name="Berlin Sans FB"/>
    </style:style>
    <style:style style:name="P17" style:parent-style-name="Normal" style:family="paragraph">
      <style:paragraph-properties fo:margin-bottom="0in"/>
    </style:style>
    <style:style style:name="T18" style:parent-style-name="Policepardéfaut" style:family="text">
      <style:text-properties style:font-name="Berlin Sans FB" fo:color="#0070C0"/>
    </style:style>
    <style:style style:name="T1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0" style:parent-style-name="Normal" style:family="paragraph">
      <style:paragraph-properties fo:margin-bottom="0in"/>
    </style:style>
    <style:style style:name="T2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2" style:parent-style-name="Policepardéfaut" style:family="text">
      <style:text-properties style:font-name="Arial" style:font-name-complex="Arial" fo:color="#0070C0" fo:font-size="11pt" style:font-size-asian="11pt" style:font-size-complex="11pt"/>
    </style:style>
    <style:style style:name="T23" style:parent-style-name="Policepardéfaut" style:family="text">
      <style:text-properties fo:color="#0070C0" fo:font-size="11pt" style:font-size-asian="11pt" style:font-size-complex="11pt"/>
    </style:style>
    <style:style style:name="T24" style:parent-style-name="Policepardéfaut" style:family="text">
      <style:text-properties style:font-name="Berlin Sans FB" fo:color="#0070C0"/>
    </style:style>
    <style:style style:name="T25" style:parent-style-name="Policepardéfaut" style:family="text">
      <style:text-properties fo:color="#0070C0"/>
    </style:style>
    <style:style style:name="P26" style:parent-style-name="Normal" style:family="paragraph">
      <style:paragraph-properties fo:margin-bottom="0in"/>
    </style:style>
    <style:style style:name="T2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8" style:parent-style-name="Policepardéfaut" style:family="text">
      <style:text-properties style:font-name="Segoe UI Emoji" style:font-name-asian="Segoe UI Emoji" style:font-name-complex="Segoe UI Emoji" fo:font-size="11pt" style:font-size-asian="11pt" style:font-size-complex="11pt"/>
    </style:style>
    <style:style style:name="T2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6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7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8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9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0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 fo:language="en" fo:country="US"/>
    </style:style>
    <style:style style:name="P41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 fo:language="en" fo:country="US"/>
    </style:style>
    <style:style style:name="P42" style:parent-style-name="Normal" style:family="paragraph">
      <style:paragraph-properties fo:margin-bottom="0in" fo:margin-left="0.4916in">
        <style:tab-stops/>
      </style:paragraph-properties>
      <style:text-properties style:font-name="Berlin Sans FB" fo:color="#0070C0" fo:language="en" fo:country="US"/>
    </style:style>
    <style:style style:name="P43" style:parent-style-name="Normal" style:family="paragraph">
      <style:paragraph-properties fo:margin-bottom="0in" fo:margin-left="0.4916in">
        <style:tab-stops/>
      </style:paragraph-properties>
      <style:text-properties style:font-name="Berlin Sans FB" fo:color="#0070C0"/>
    </style:style>
    <style:style style:name="P44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/>
    </style:style>
    <style:style style:name="P45" style:parent-style-name="Normal" style:family="paragraph">
      <style:paragraph-properties fo:margin-bottom="0in" fo:margin-left="0.25in">
        <style:tab-stops/>
      </style:paragraph-properties>
    </style:style>
    <style:style style:name="P46" style:parent-style-name="Normal" style:family="paragraph">
      <style:paragraph-properties fo:margin-bottom="0in"/>
      <style:text-properties style:font-name="Berlin Sans FB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Paragraphedeliste" style:list-style-name="LFO2" style:family="paragraph"/>
    <style:style style:name="T49" style:parent-style-name="Policepardéfaut" style:family="text">
      <style:text-properties style:font-name="Berlin Sans FB" fo:color="#0070C0"/>
    </style:style>
    <style:style style:name="T50" style:parent-style-name="Policepardéfaut" style:family="text">
      <style:text-properties style:font-name="Arial" style:font-name-complex="Arial"/>
    </style:style>
    <style:style style:name="P51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TableColumn54" style:family="table-column">
      <style:table-column-properties style:column-width="3.1138in"/>
    </style:style>
    <style:style style:name="TableColumn55" style:family="table-column">
      <style:table-column-properties style:column-width="3.1138in"/>
    </style:style>
    <style:style style:name="Table53" style:family="table">
      <style:table-properties style:width="6.2277in" fo:margin-left="0.25in" table:align="left"/>
    </style:style>
    <style:style style:name="TableRow56" style:family="table-row">
      <style:table-row-properties style:min-row-height="0.2166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1" style:family="table-row">
      <style:table-row-properties style:min-row-height="0.8416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Berlin Sans FB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66" style:family="table-row">
      <style:table-row-properties style:min-row-height="0.4083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Berlin Sans F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71" style:family="table-row">
      <style:table-row-properties style:min-row-height="0.4208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Berlin Sans FB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76" style:family="table-row">
      <style:table-row-properties style:min-row-height="0.4083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Berlin Sans FB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1" style:family="table-row">
      <style:table-row-properties style:min-row-height="0.2041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Berlin Sans F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6" style:family="table-row">
      <style:table-row-properties style:min-row-height="0.4208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Berlin Sans FB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/>
    </style:style>
    <style:style style:name="P91" style:parent-style-name="Normal" style:family="paragraph">
      <style:paragraph-properties fo:margin-left="0.25in">
        <style:tab-stops/>
      </style:paragraph-properties>
    </style:style>
    <style:style style:name="P92" style:parent-style-name="Paragraphedeliste" style:list-style-name="LFO2" style:family="paragraph"/>
    <style:style style:name="T93" style:parent-style-name="Policepardéfaut" style:family="text">
      <style:text-properties style:font-name="Berlin Sans FB" fo:color="#0070C0"/>
    </style:style>
    <style:style style:name="T94" style:parent-style-name="Policepardéfaut" style:family="text">
      <style:text-properties style:font-name="Arial" style:font-name-complex="Arial" fo:color="#000000"/>
    </style:style>
    <style:style style:name="P95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96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97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98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99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00" style:parent-style-name="Normal" style:family="paragraph">
      <style:paragraph-properties fo:margin-bottom="0in" fo:text-indent="0.25in"/>
      <style:text-properties style:font-name="Arial" style:font-name-complex="Arial" fo:color="#000000" fo:font-size="11pt" style:font-size-asian="11pt" style:font-size-complex="11pt"/>
    </style:style>
    <style:style style:name="P101" style:parent-style-name="Normal" style:family="paragraph">
      <style:paragraph-properties fo:margin-bottom="0in" fo:text-indent="0.25in"/>
    </style:style>
    <style:style style:name="T102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T103" style:parent-style-name="Policepardéfaut" style:family="text">
      <style:text-properties style:font-name="Berlin Sans FB" fo:color="#0070C0"/>
    </style:style>
    <style:style style:name="T104" style:parent-style-name="Policepardéfaut" style:family="text">
      <style:text-properties style:font-name="Arial" style:font-name-complex="Arial" fo:color="#000000"/>
    </style:style>
    <style:style style:name="P105" style:parent-style-name="Normal" style:family="paragraph">
      <style:paragraph-properties fo:margin-bottom="0in" fo:text-indent="0.25in"/>
      <style:text-properties style:font-name="Arial" style:font-name-complex="Arial" fo:color="#000000"/>
    </style:style>
    <style:style style:name="P106" style:parent-style-name="Normal" style:family="paragraph">
      <style:paragraph-properties fo:margin-bottom="0in" fo:text-indent="0.25in"/>
      <style:text-properties style:font-name="Arial" style:font-name-complex="Arial" fo:color="#000000" fo:font-size="11pt" style:font-size-asian="11pt" style:font-size-complex="11pt"/>
    </style:style>
    <style:style style:name="P107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08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09" style:parent-style-name="Normal" style:family="paragraph">
      <style:paragraph-properties fo:margin-bottom="0in"/>
      <style:text-properties style:font-name="Arial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Normal" style:family="paragraph">
      <style:paragraph-properties fo:margin-bottom="0in"/>
      <style:text-properties style:font-name="Arial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2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3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4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5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6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7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8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9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120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121" style:parent-style-name="Normal" style:family="paragraph">
      <style:paragraph-properties fo:margin-bottom="0in"/>
      <style:text-properties style:font-name="Arial" style:font-name-complex="Arial"/>
    </style:style>
    <style:style style:name="P122" style:parent-style-name="Normal" style:family="paragraph">
      <style:paragraph-properties fo:margin-bottom="0in"/>
      <style:text-properties style:font-name="Arial" style:font-name-complex="Arial"/>
    </style:style>
    <style:style style:name="P123" style:parent-style-name="Normal" style:family="paragraph">
      <style:paragraph-properties fo:margin-bottom="0in"/>
      <style:text-properties style:font-name="Arial" style:font-name-complex="Arial"/>
    </style:style>
    <style:style style:name="P124" style:parent-style-name="Normal" style:family="paragraph">
      <style:paragraph-properties fo:margin-bottom="0in"/>
      <style:text-properties style:font-name="Berlin Sans FB" style:font-name-complex="Arial" fo:color="#0070C0" fo:language="en" fo:country="US"/>
    </style:style>
    <style:style style:name="P125" style:parent-style-name="Normal" style:family="paragraph">
      <style:paragraph-properties fo:margin-bottom="0in" fo:text-indent="0.4916in"/>
      <style:text-properties style:font-name="Berlin Sans FB" style:font-name-complex="Arial" fo:color="#0070C0" fo:language="en" fo:country="US"/>
    </style:style>
    <style:style style:name="P126" style:parent-style-name="Normal" style:family="paragraph">
      <style:paragraph-properties fo:margin-bottom="0in" fo:text-indent="0.4916in"/>
      <style:text-properties style:font-name="Berlin Sans FB" style:font-name-complex="Arial" fo:color="#0070C0" fo:language="en" fo:country="US"/>
    </style:style>
    <style:style style:name="P127" style:parent-style-name="Normal" style:family="paragraph">
      <style:paragraph-properties fo:margin-bottom="0in" fo:text-indent="0.4916in"/>
      <style:text-properties style:font-name="Berlin Sans FB" style:font-name-complex="Arial" fo:color="#0070C0" fo:language="en" fo:country="US"/>
    </style:style>
    <style:style style:name="P128" style:parent-style-name="Normal" style:family="paragraph">
      <style:paragraph-properties fo:margin-bottom="0in" fo:text-indent="0.4916in"/>
      <style:text-properties style:font-name="Berlin Sans FB" style:font-name-complex="Arial" fo:color="#0070C0" fo:language="en" fo:country="US"/>
    </style:style>
    <style:style style:name="P129" style:parent-style-name="Normal" style:family="paragraph">
      <style:paragraph-properties fo:margin-bottom="0in"/>
      <style:text-properties style:font-name="Berlin Sans FB" style:font-name-complex="Arial" fo:color="#0070C0" fo:language="en" fo:country="US"/>
    </style:style>
    <style:style style:name="P130" style:parent-style-name="Normal" style:family="paragraph">
      <style:paragraph-properties fo:margin-bottom="0in"/>
      <style:text-properties style:font-name="Berlin Sans FB" style:font-name-complex="Arial" fo:color="#0070C0" fo:language="en" fo:country="US"/>
    </style:style>
    <style:style style:name="P131" style:parent-style-name="Paragraphedeliste" style:list-style-name="LFO2" style:family="paragraph">
      <style:paragraph-properties fo:margin-bottom="0in"/>
    </style:style>
    <style:style style:name="T132" style:parent-style-name="Policepardéfaut" style:family="text">
      <style:text-properties style:font-name="Berlin Sans FB" style:font-name-complex="Arial" fo:color="#0070C0" fo:language="en" fo:country="US"/>
    </style:style>
    <style:style style:name="T133" style:parent-style-name="Policepardéfaut" style:family="text">
      <style:text-properties style:font-name="Arial" style:font-name-complex="Arial" fo:font-size="11pt" style:font-size-asian="11pt" style:font-size-complex="11pt" fo:language="en" fo:country="US"/>
    </style:style>
    <style:style style:name="P134" style:parent-style-name="Paragraphedeliste" style:family="paragraph">
      <style:paragraph-properties fo:margin-bottom="0in"/>
      <style:text-properties style:font-name="Arial" style:font-name-complex="Arial" fo:font-size="11pt" style:font-size-asian="11pt" style:font-size-complex="11pt" fo:language="en" fo:country="US"/>
    </style:style>
    <style:style style:name="P135" style:parent-style-name="Normal" style:family="paragraph">
      <style:paragraph-properties fo:margin-bottom="0in"/>
      <style:text-properties style:font-name="Berlin Sans FB" style:font-name-complex="Arial" fo:color="#0070C0" fo:language="en" fo:country="US"/>
    </style:style>
    <style:style style:name="P136" style:parent-style-name="Paragraphedeliste" style:list-style-name="LFO2" style:family="paragraph">
      <style:paragraph-properties fo:margin-bottom="0in"/>
    </style:style>
    <style:style style:name="T137" style:parent-style-name="Policepardéfaut" style:family="text">
      <style:text-properties style:font-name="Berlin Sans FB" style:font-name-complex="Arial" fo:color="#0070C0" fo:language="en" fo:country="US"/>
    </style:style>
    <style:style style:name="T138" style:parent-style-name="Policepardéfaut" style:family="text">
      <style:text-properties style:font-name="Berlin Sans FB" style:font-name-complex="Arial" fo:color="#0070C0" fo:language="en" fo:country="US"/>
    </style:style>
    <style:style style:name="T139" style:parent-style-name="Policepardéfaut" style:family="text">
      <style:text-properties style:font-name="Arial" style:font-name-complex="Arial" fo:font-size="11pt" style:font-size-asian="11pt" style:font-size-complex="11pt" fo:language="en" fo:country="US"/>
    </style:style>
    <style:style style:name="P140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 fo:language="en" fo:country="US"/>
    </style:style>
    <style:style style:name="P141" style:parent-style-name="Normal" style:family="paragraph">
      <style:paragraph-properties fo:margin-bottom="0in" fo:margin-left="0.25in">
        <style:tab-stops/>
      </style:paragraph-properties>
    </style:style>
    <style:style style:name="T14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3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46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47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148" style:parent-style-name="Paragraphedeliste" style:list-style-name="LFO2" style:family="paragraph">
      <style:paragraph-properties fo:margin-bottom="0in"/>
    </style:style>
    <style:style style:name="T149" style:parent-style-name="Policepardéfaut" style:family="text">
      <style:text-properties style:font-name="Berlin Sans FB" style:font-name-complex="Arial" fo:color="#0070C0" fo:language="en" fo:country="US"/>
    </style:style>
    <style:style style:name="T150" style:parent-style-name="Policepardéfaut" style:family="text">
      <style:text-properties style:font-name="Berlin Sans FB" style:font-name-complex="Arial" fo:color="#0070C0" fo:language="en" fo:country="US"/>
    </style:style>
    <style:style style:name="T151" style:parent-style-name="Policepardéfaut" style:family="text">
      <style:text-properties style:font-name="Arial" style:font-name-complex="Arial" fo:font-size="11pt" style:font-size-asian="11pt" style:font-size-complex="11pt" fo:language="en" fo:country="US"/>
    </style:style>
    <style:style style:name="P152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3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4" style:parent-style-name="Paragraphedeliste" style:list-style-name="LFO2" style:family="paragraph">
      <style:paragraph-properties fo:margin-bottom="0in"/>
    </style:style>
    <style:style style:name="T155" style:parent-style-name="Policepardéfaut" style:family="text">
      <style:text-properties style:font-name="Berlin Sans FB" style:font-name-complex="Arial" fo:color="#0070C0" fo:language="en" fo:country="US"/>
    </style:style>
    <style:style style:name="P156" style:parent-style-name="Normal" style:family="paragraph">
      <style:paragraph-properties fo:margin-bottom="0in" fo:margin-left="0.25in">
        <style:tab-stops/>
      </style:paragraph-properties>
    </style:style>
    <style:style style:name="T157" style:parent-style-name="Policepardéfaut" style:family="text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list text:style-name="LFO1" text:continue-numbering="true">
        <text:list-item>
          <text:p text:style-name="P1">Acceder a un processus avec la WinAPI en C++</text:p>
        </text:list-item>
      </text:list>
      <text:p text:style-name="P2">Sous Windows, l’accès à la mémoire d’un autre processus passe principalement par des fonctions WinAPI :</text:p>
      <text:p text:style-name="P3">-OpenProcess : ouvrir un handle vers un processus</text:p>
      <text:p text:style-name="P4">-ReadProcessMemory : lire la mémoire du processus (selon les droits)</text:p>
      <text:p text:style-name="P5">-WriteProcessMemory : écrire en mémoire</text:p>
      <text:p text:style-name="P6"/>
      <text:p text:style-name="Normal"><text:span text:style-name="T7">Important : Windows impose des restrictions de sécurité. Vous pouvez lire un processus seulement si vous disposer des droits nécessaires</text:span><text:span text:style-name="T8">.</text:span></text:p>
      <text:p text:style-name="P9"/>
      <text:p text:style-name="P10"/>
      <text:list text:style-name="LFO1" text:continue-numbering="true">
        <text:list-item>
          <text:p text:style-name="P11">Obtenir l’ID d’un processus (PID)</text:p>
        </text:list-item>
      </text:list>
      <text:p text:style-name="P12">La façon la plus simple est de demander à l’utilisateur le PID affiché dans le gestionnaire des taches.</text:p>
      <text:p text:style-name="P13">DWORD pid ;</text:p>
      <text:p text:style-name="P14">std ::cout &lt;&lt; "PID du processus" ;</text:p>
      <text:p text:style-name="P15">std ::cin &gt;&gt; pid ;</text:p>
      <text:p text:style-name="P16"/>
      <text:p text:style-name="P17"><text:span text:style-name="T18">DWORD</text:span><text:s/>(<text:span text:style-name="T19">pour double word) est simplement un type de donnée defini par Windows, utilisé dans toute la WinAPI. Attention ce n’est pas un type natif de C++.</text:span></text:p>
      <text:p text:style-name="P20"><text:span text:style-name="T21">Windows le définit comme </text:span><text:span text:style-name="T22">:</text:span><text:span text:style-name="T23"><text:s/></text:span><text:span text:style-name="T24">typedef unsigned long DWORD</text:span><text:span text:style-name="T25"> </text:span>;</text:p>
      <text:p text:style-name="P26"><text:span text:style-name="T27">Soit un entier non signé de 32 bits et ayant une valeur comprise entre 0 et 4 294 967 295(pour être précis </text:span><text:span text:style-name="T28">😊</text:span><text:span text:style-name="T29">).</text:span></text:p>
      <text:p text:style-name="P30"/>
      <text:p text:style-name="P31"/>
      <text:p text:style-name="P32"/>
      <text:p text:style-name="P33">3)Utilisation de OpenProcess</text:p>
      <text:p text:style-name="P34"/>
      <text:p text:style-name="P35">OpenProcess permet d’obtenir un Handle vers un processus existant pour pouvoir effectuer diverse taches comme par exemple:</text:p>
      <text:list text:style-name="LFO2" text:continue-numbering="true">
        <text:list-item>
          <text:p text:style-name="P36">Lire des informations sur celui-ci</text:p>
        </text:list-item>
        <text:list-item>
          <text:p text:style-name="P37">Lire sa mémoire (si autorisé)</text:p>
        </text:list-item>
      </text:list>
      <text:p text:style-name="P38"/>
      <text:p text:style-name="P39">Définition de la fonction ci-dessous</text:p>
      <text:p text:style-name="P40">HANDLE OpenProcess(</text:p>
      <text:p text:style-name="P41"><text:tab/>DWORD dwDesiredAccess,</text:p>
      <text:p text:style-name="P42">Bool bInheritHandle,</text:p>
      <text:p text:style-name="P43">DWORD dwProcessId</text:p>
      <text:p text:style-name="P44">) ;</text:p>
      <text:p text:style-name="P45"/>
      <text:p text:style-name="P46"/>
      <text:p text:style-name="P47">Description des paramètres</text:p>
      <text:list text:style-name="LFO2" text:continue-numbering="true">
        <text:list-item>
          <text:p text:style-name="P48"><text:span text:style-name="T49">dwDesiredAccess</text:span><text:s/><text:span text:style-name="T50">(Droits demandés)</text:span></text:p>
        </text:list-item>
      </text:list>
      <text:p text:style-name="P51">Il s’agit d’un champ de flags qui indiquent à Windows ce que vous souhaitez faire avec le processus.</text:p>
      <text:p text:style-name="P52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FLAG</text:p>
          </table:table-cell>
          <table:table-cell table:style-name="TableCell59">
            <text:p text:style-name="P60">DESCRIPTION</text:p>
          </table:table-cell>
        </table:table-row>
        <table:table-row table:style-name="TableRow61">
          <table:table-cell table:style-name="TableCell62">
            <text:p text:style-name="P63">PROCESS_QUERY_INFORMATION</text:p>
          </table:table-cell>
          <table:table-cell table:style-name="TableCell64">
            <text:p text:style-name="P65">Autorise le fait de pouvoir récupérer des informations sur le processus (tels que le statut, path, classe de priorité, …)</text:p>
          </table:table-cell>
        </table:table-row>
        <table:table-row table:style-name="TableRow66">
          <table:table-cell table:style-name="TableCell67">
            <text:p text:style-name="P68">PROCESS_VM_READ</text:p>
          </table:table-cell>
          <table:table-cell table:style-name="TableCell69">
            <text:p text:style-name="P70">Autorise la lecture de la mémoire du processus.</text:p>
          </table:table-cell>
        </table:table-row>
        <table:table-row table:style-name="TableRow71">
          <table:table-cell table:style-name="TableCell72">
            <text:p text:style-name="P73">PROCESS_VM_WRITE</text:p>
          </table:table-cell>
          <table:table-cell table:style-name="TableCell74">
            <text:p text:style-name="P75">Autorise l’écriture dans la mémoire d’un processus.</text:p>
          </table:table-cell>
        </table:table-row>
        <table:table-row table:style-name="TableRow76">
          <table:table-cell table:style-name="TableCell77">
            <text:p text:style-name="P78">PROCESS_VM_OPERATION</text:p>
          </table:table-cell>
          <table:table-cell table:style-name="TableCell79">
            <text:p text:style-name="P80">Permet certaines opérations mémoires tels que l’allocation et la désallocation.</text:p>
          </table:table-cell>
        </table:table-row>
        <table:table-row table:style-name="TableRow81">
          <table:table-cell table:style-name="TableCell82">
            <text:p text:style-name="P83">PROCESS_TERMINATE</text:p>
          </table:table-cell>
          <table:table-cell table:style-name="TableCell84">
            <text:p text:style-name="P85">Permet de terminer un processus.</text:p>
          </table:table-cell>
        </table:table-row>
        <table:table-row table:style-name="TableRow86">
          <table:table-cell table:style-name="TableCell87">
            <text:p text:style-name="P88">PROCESS_CREATE_THREAD</text:p>
          </table:table-cell>
          <table:table-cell table:style-name="TableCell89">
            <text:p text:style-name="P90">Permet de créer un thread dans le processus.</text:p>
          </table:table-cell>
        </table:table-row>
      </table:table>
      <text:p text:style-name="P91"/>
      <text:list text:style-name="LFO2" text:continue-numbering="true">
        <text:list-item>
          <text:p text:style-name="P92"><text:span text:style-name="T93">bInheritHandle <text:s/></text:span><text:span text:style-name="T94">(Héritage du Handle)</text:span></text:p>
        </text:list-item>
      </text:list>
      <text:p text:style-name="P95">Indique si le processus pourra être transmis à des processus lors d’un appel à CreateProcess.</text:p>
      <text:p text:style-name="P96"/>
      <text:p text:style-name="P97">True -&gt; le Handle est héritable</text:p>
      <text:p text:style-name="P98">False -&gt; le Handle est non héritable (cas normal en particulier)</text:p>
      <text:p text:style-name="P99"><text:tab/></text:p>
      <text:p text:style-name="P100"/>
      <text:p text:style-name="P101"><text:span text:style-name="T102">-</text:span><text:span text:style-name="T103"><text:s/>dwProcessId<text:s/></text:span><text:span text:style-name="T104">(PID)</text:span></text:p>
      <text:p text:style-name="P105"/>
      <text:p text:style-name="P106">Il s’agit de l’identifiant unique du processus cible attribué par Windows.</text:p>
      <text:p text:style-name="P107"/>
      <text:p text:style-name="P108"/>
      <text:p text:style-name="P109">Valeur de retour<text:s/></text:p>
      <text:p text:style-name="P110"/>
      <text:p text:style-name="P111">Le type de retour de cette structure est un Handle valide et non nul.</text:p>
      <text:p text:style-name="P112">En cas d’echec il est fortement recommandé d’utiliser GetLastError();<text:s/></text:p>
      <text:p text:style-name="P113">Exemple d’erreurs fréquentes accompagné de leurs codes :</text:p>
      <text:p text:style-name="P114">Code : 5 pour <text:s/>« ACCESS-DENIED » <text:s/>vous n’avez pas les droits nécessaires.</text:p>
      <text:p text:style-name="P115">Code : 87 pour « INVALID-PARAMETER » PID ou autre parametre incorrect.</text:p>
      <text:soft-page-break/>
      <text:p text:style-name="P116">Code : 299 pour « PARTIAL_COPY » accès mémoire limité par protection.</text:p>
      <text:p text:style-name="P117"/>
      <text:p text:style-name="P118"/>
      <text:p text:style-name="P119">3)Utilisation de QueryFullProcessImageNameA()</text:p>
      <text:p text:style-name="P120"/>
      <text:p text:style-name="P121">Fonction qui permet de récupérer le nom complet de l’executable du processus spécifié.</text:p>
      <text:p text:style-name="P122">Squelette de la fonction :</text:p>
      <text:p text:style-name="P123"/>
      <text:p text:style-name="P124">BOOL QueryFullProcessImageNameA(</text:p>
      <text:p text:style-name="P125">HANDLE hProcess,</text:p>
      <text:p text:style-name="P126">DWORD <text:s/>dwFlags,</text:p>
      <text:p text:style-name="P127">LPSTR <text:s/>lpExeName,</text:p>
      <text:p text:style-name="P128">PDWORD lpdwSize</text:p>
      <text:p text:style-name="P129">);</text:p>
      <text:p text:style-name="P130"/>
      <text:list text:style-name="LFO2" text:continue-numbering="true">
        <text:list-item>
          <text:p text:style-name="P131"><text:span text:style-name="T132">hProcess<text:s/></text:span><text:span text:style-name="T133">(Handle)</text:span></text:p>
        </text:list-item>
      </text:list>
      <text:p text:style-name="P134"/>
      <text:p text:style-name="P135"/>
      <text:list text:style-name="LFO2" text:continue-numbering="true">
        <text:list-item>
          <text:p text:style-name="P136"><text:span text:style-name="T137">d</text:span><text:span text:style-name="T138">wFlags<text:s/></text:span><text:span text:style-name="T139">(affichage chemin)</text:span></text:p>
        </text:list-item>
      </text:list>
      <text:p text:style-name="P140"/>
      <text:p text:style-name="P141"><text:span text:style-name="T142">Paramètre qui permet de modifier l’affichage du chemin. Ce paramètre peut prendre 2 valeurs : soit 0 si le chemin a afficher doit utiliser le même format que Win32, soit PROCESS_NAME_NATIVE=</text:span><text:span text:style-name="T143"><text:s/></text:span><text:span text:style-name="T144">0x00000001 si<text:s/></text:span><text:span text:style-name="T145">le chemin doit utiliser le format NT native path.</text:span></text:p>
      <text:p text:style-name="P146"/>
      <text:p text:style-name="P147"/>
      <text:list text:style-name="LFO2" text:continue-numbering="true">
        <text:list-item>
          <text:p text:style-name="P148"><text:span text:style-name="T149">lpExeName</text:span><text:span text:style-name="T150"><text:s/></text:span><text:span text:style-name="T151">(Long Pointer To Exe Name)</text:span></text:p>
        </text:list-item>
      </text:list>
      <text:p text:style-name="P152">Adresse vers un tableau ou Windows va écrire le chemin EXE.</text:p>
      <text:p text:style-name="P153"/>
      <text:list text:style-name="LFO2" text:continue-numbering="true">
        <text:list-item>
          <text:p text:style-name="P154"><text:span text:style-name="T155">lpdwSize</text:span></text:p>
        </text:list-item>
      </text:list>
      <text:p text:style-name="P156"><text:span text:style-name="T157">taille de la mémoire du buffer lpExeName (tampon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Berlin Sans FB" svg:font-family="Berlin Sans FB" style:font-family-generic="swiss" style:font-pitch="variable" svg:panose-1="2 14 6 2 2 5 2 2 3 6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nzo Jeannin</meta:initial-creator>
    <dc:creator>Enzo Jeannin</dc:creator>
    <meta:creation-date>2025-12-08T10:03:00Z</meta:creation-date>
    <dc:date>2025-12-09T09:04:00Z</dc:date>
    <meta:template xlink:href="Normal" xlink:type="simple"/>
    <meta:editing-cycles>14</meta:editing-cycles>
    <meta:editing-duration>PT9480S</meta:editing-duration>
    <meta:document-statistic meta:page-count="3" meta:paragraph-count="6" meta:word-count="539" meta:character-count="3499" meta:row-count="24" meta:non-whitespace-character-count="2966"/>
  </office:meta>
</office:document-meta>
</file>